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3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105.127435894622" calcext:value-type="float">
            <text:p>105.12743589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246200084062346" calcext:value-type="float">
            <text:p>0.24620008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2:15.157000000</dc:date>
    <meta:editing-duration>PT6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